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office:font-face-decls>
  <office:automatic-styles>
    <style:style style:name="P1" style:family="paragraph" style:parent-style-name="Heading_20_1">
      <style:paragraph-properties fo:margin-left="0cm" fo:margin-right="0cm" style:line-height-at-least="1.482cm" fo:orphans="2" fo:widows="2" fo:text-indent="0cm" style:auto-text-indent="false"/>
      <style:text-properties fo:font-variant="normal" fo:text-transform="none" fo:color="#292929" loext:opacity="100%" style:font-name="sohne" fo:font-size="34.5pt" fo:letter-spacing="normal" fo:font-style="normal" fo:font-weight="bold"/>
    </style:style>
    <style:style style:name="P2" style:family="paragraph" style:parent-style-name="Heading_20_2">
      <style:paragraph-properties fo:margin-left="0cm" fo:margin-right="0cm" style:line-height-at-least="0.741cm" fo:orphans="2" fo:widows="2" fo:text-indent="0cm" style:auto-text-indent="false"/>
    </style:style>
    <style:style style:name="P3" style:family="paragraph" style:parent-style-name="Text_20_body" style:list-style-name="L4">
      <style:text-properties fo:font-variant="normal" fo:text-transform="none" fo:color="#292929" loext:opacity="100%" style:font-name="charter" fo:font-size="15.75pt" fo:letter-spacing="normal" fo:font-style="normal" fo:font-weight="normal"/>
    </style:style>
    <style:style style:name="P4" style:family="paragraph" style:parent-style-name="Text_20_body">
      <style:text-properties fo:font-variant="normal" fo:text-transform="none" fo:color="#292929" loext:opacity="100%" style:font-name="charter" fo:font-size="15.75pt" fo:letter-spacing="normal" fo:font-style="normal" fo:font-weight="normal"/>
    </style:style>
    <style:style style:name="P5" style:family="paragraph" style:parent-style-name="Text_20_body" style:list-style-name="L4"/>
    <style:style style:name="P6" style:family="paragraph" style:parent-style-name="Text_20_body" style:list-style-name="L12"/>
    <style:style style:name="P7" style:family="paragraph" style:parent-style-name="Text_20_body">
      <style:paragraph-properties fo:margin-left="1.879cm" fo:margin-right="1.852cm" fo:margin-top="0cm" fo:margin-bottom="0cm" style:contextual-spacing="false" fo:text-indent="0cm" style:auto-text-indent="false"/>
    </style:style>
    <style:style style:name="T1" style:family="text">
      <style:text-properties fo:font-variant="normal" fo:text-transform="none" fo:color="#757575" loext:opacity="100%" style:font-name="sohne" fo:font-size="16.5pt" fo:letter-spacing="normal" fo:font-style="normal" fo:font-weight="normal"/>
    </style:style>
    <style:style style:name="T2" style:family="text">
      <style:text-properties fo:font-variant="normal" fo:text-transform="none" fo:color="#292929" loext:opacity="100%" style:font-name="sohne" fo:font-size="16.5pt" fo:letter-spacing="normal" fo:font-style="normal"/>
    </style:style>
    <style:style style:name="T3" style:family="text">
      <style:text-properties fo:font-variant="normal" fo:text-transform="none" fo:color="#292929" loext:opacity="100%" style:font-name="sohne" fo:font-size="16.5pt" fo:letter-spacing="normal" fo:font-style="normal" fo:font-weight="normal"/>
    </style:style>
    <style:style style:name="T4" style:family="text">
      <style:text-properties fo:font-variant="normal" fo:text-transform="none" fo:color="#292929" loext:opacity="100%" style:font-name="sohne" fo:font-size="16.5pt" fo:letter-spacing="normal" fo:font-style="normal" fo:font-weight="bold" style:font-weight-asian="bold" style:font-weight-complex="bold"/>
    </style:style>
    <style:style style:name="T5" style:family="text">
      <style:text-properties fo:font-variant="normal" fo:text-transform="none" fo:color="#292929" loext:opacity="100%" fo:letter-spacing="normal"/>
    </style:style>
    <style:style style:name="T6" style:family="text">
      <style:text-properties fo:font-variant="normal" fo:text-transform="none" fo:color="#292929" loext:opacity="100%" style:font-name="charter" fo:font-size="15.75pt" fo:letter-spacing="normal" fo:font-style="normal" fo:font-weight="normal"/>
    </style:style>
    <style:style style:name="T7" style:family="text">
      <style:text-properties fo:font-variant="normal" fo:text-transform="none" fo:color="#292929" loext:opacity="100%" style:font-name="charter" fo:font-size="15.75pt" fo:letter-spacing="normal" fo:font-style="normal" fo:font-weight="normal"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20aa"/>Difference between Browser JS(console) vs Nodejs</text:h>
      <text:h text:style-name="P2" text:outline-level="2"><text:bookmark text:name="f699"/><text:span text:style-name="Strong_20_Emphasis"><text:span text:style-name="T1">Node js :</text:span></text:span></text:h>
      <text:list xml:id="list292028291" text:style-name="L4">
        <text:list-item>
          <text:p text:style-name="P3"><text:bookmark text:name="ec06"/>Node doesn’t have a predefined “window” object cause it doesn’t have a window to draw anything.</text:p>
        </text:list-item>
        <text:list-item>
          <text:p text:style-name="P5"><text:bookmark text:name="704e"/><text:span text:style-name="T5">“</text:span><text:span text:style-name="T6">location” object is related to a particular url; that means it is for page specific. So, node doesn’t require that.</text:span></text:p>
        </text:list-item>
        <text:list-item>
          <text:p text:style-name="P3"><text:bookmark text:name="6075"/>Ofcourse Node doesn’t have “document” object also, cause it never have to render anything in a page.</text:p>
        </text:list-item>
        <text:list-item>
          <text:p text:style-name="P3"><text:bookmark text:name="dd35"/>Node has “global”, which is a predefined global object. It contains several functions that are not available in browsers, cause they are needed for server side works only.</text:p>
        </text:list-item>
        <text:list-item>
          <text:p text:style-name="P3"><text:bookmark text:name="78ee"/>“require” object is predefined in Node which is used to include modules in the app.</text:p>
        </text:list-item>
      </text:list>
      <text:p text:style-name="P4">In Node everything is a module. You must keep your code inside a module. </text:p>
      <text:h text:style-name="Heading_20_2" text:outline-level="2"><text:bookmark text:name="079f"/><text:span text:style-name="Strong_20_Emphasis"><text:span text:style-name="T4">Browser js(Console) :</text:span></text:span></text:h>
      <text:list xml:id="list3405023637" text:style-name="L12">
        <text:list-item>
          <text:p text:style-name="P6"><text:bookmark text:name="1b5d"/><text:span text:style-name="Strong_20_Emphasis"><text:span text:style-name="T4">“</text:span></text:span><text:span text:style-name="Strong_20_Emphasis"><text:span text:style-name="T7">window” is a predefined global object which has functions and attributes, that have to deal with window that has been drawn.</text:span></text:span></text:p>
        </text:list-item>
        <text:list-item>
          <text:p text:style-name="P6"><text:bookmark text:name="6ad8"/><text:span text:style-name="Strong_20_Emphasis"><text:span text:style-name="T4">“</text:span></text:span><text:span text:style-name="Strong_20_Emphasis"><text:span text:style-name="T7">location” is another predefined object in browsers, that has all the information about the url we have loaded.</text:span></text:span></text:p>
        </text:list-item>
        <text:list-item>
          <text:p text:style-name="P6"><text:bookmark text:name="9ece"/><text:span text:style-name="Strong_20_Emphasis"><text:span text:style-name="T4">“</text:span></text:span><text:span text:style-name="Strong_20_Emphasis"><text:span text:style-name="T7">document”, which is also another predefined global variable in browsers, has the html which is rendered.</text:span></text:span></text:p>
        </text:list-item>
        <text:list-item>
          <text:p text:style-name="P6"><text:bookmark text:name="59be"/><text:span text:style-name="Strong_20_Emphasis"><text:span text:style-name="T7">Browsers may have an object named “global”, but it will be the exact one as “window”.</text:span></text:span></text:p>
        </text:list-item>
        <text:list-item>
          <text:p text:style-name="P6"><text:bookmark text:name="373c"/><text:span text:style-name="Strong_20_Emphasis"><text:span text:style-name="T7">Browsers don’t have “require” predefined. You may include it in your app for asynchronous file loading.</text:span></text:span></text:p>
        </text:list-item>
        <text:list-item>
          <text:p text:style-name="P6"><text:bookmark text:name="bfee"/><text:soft-page-break/><text:span text:style-name="Strong_20_Emphasis"><text:span text:style-name="T7">Moduling is not mandatory in client side JavaScript, i.e. in browsers.</text:span></text:span></text:p>
        </text:list-item>
      </text:list>
      <text:p text:style-name="Text_20_body"><text:bookmark text:name="f495"/><text:span text:style-name="Strong_20_Emphasis"><text:span text:style-name="T7">As both of them are JavaScript executor, and Node uses the JavaScript engine of a browser (Chrome), so differences are not much there. It is just the Node wrapper which has been written on top of JavaScript V8 Runtime engine, which is deleting few objects and also including some according to the requirement of Node.</text:span></text:span></text:p>
      <text:p text:style-name="P7"/>
      <text:p text:style-name="Text_20_body"><text:span text:style-name="Strong_20_Emphasis"><text:span text:style-name="T4"/></text:span></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6:44:51.998000000</meta:creation-date>
    <dc:date>2022-01-25T16:56:46.954000000</dc:date>
    <meta:editing-duration>PT54S</meta:editing-duration>
    <meta:editing-cycles>1</meta:editing-cycles>
    <meta:document-statistic meta:table-count="0" meta:image-count="0" meta:object-count="0" meta:page-count="2" meta:paragraph-count="17" meta:word-count="286" meta:character-count="1644" meta:non-whitespace-character-count="1383"/>
    <meta:generator>LibreOffice/7.2.5.2$Windows_X86_64 LibreOffice_project/499f9727c189e6ef3471021d6132d4c694f357e5</meta:generator>
  </office:meta>
</office:document-meta>
</file>